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50%" draw:textarea-horizontal-align="justify" draw:textarea-vertical-align="middle" draw:auto-grow-height="false" fo:min-height="26.772cm" fo:min-width="48.048cm" draw:shadow-opacity="50%"/>
    </style:style>
    <style:style style:name="gr2" style:family="graphic" style:parent-style-name="objectwithoutfill">
      <style:graphic-properties draw:stroke="dash" draw:stroke-dash="Dash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861141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3.185cm"/>
      <style:paragraph-properties style:writing-mode="lr-tb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ack" svg:width="48.548cm" svg:height="27.022cm" svg:x="1.126cm" svg:y="0.776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0.416cm" svg:y1="10.28cm" svg:x2="20.416cm" svg:y2="18.295cm">
            <text:p/>
          </draw:line>
          <draw:line draw:style-name="gr2" draw:text-style-name="P2" draw:layer="layout" svg:x1="30.492cm" svg:y1="10.28cm" svg:x2="30.492cm" svg:y2="18.295cm">
            <text:p/>
          </draw:line>
          <draw:line draw:style-name="gr3" draw:text-style-name="P2" draw:layer="layout" svg:x1="14.523cm" svg:y1="17.15cm" svg:x2="20.477cm" svg:y2="17.15cm">
            <text:p/>
          </draw:line>
          <draw:line draw:style-name="gr3" draw:text-style-name="P2" draw:layer="layout" svg:x1="30.492cm" svg:y1="17.15cm" svg:x2="30.492cm" svg:y2="10.967cm">
            <text:p/>
          </draw:line>
          <draw:line draw:style-name="gr3" draw:text-style-name="P2" draw:layer="layout" svg:x1="30.492cm" svg:y1="17.15cm" svg:x2="36.278cm" svg:y2="17.15cm">
            <text:p/>
          </draw:line>
          <draw:line draw:style-name="gr4" draw:text-style-name="P2" draw:layer="layout" svg:x1="14.523cm" svg:y1="17.453cm" svg:x2="20.706cm" svg:y2="17.453cm">
            <text:p/>
          </draw:line>
          <draw:line draw:style-name="gr4" draw:text-style-name="P2" draw:layer="layout" svg:x1="26.564cm" svg:y1="11.27cm" svg:x2="26.564cm" svg:y2="17.453cm">
            <text:p/>
          </draw:line>
          <draw:line draw:style-name="gr4" draw:text-style-name="P2" draw:layer="layout" svg:x1="26.564cm" svg:y1="17.453cm" svg:x2="36.278cm" svg:y2="17.453cm">
            <text:p/>
          </draw:line>
          <draw:line draw:style-name="gr3" draw:text-style-name="P2" draw:layer="layout" svg:x1="20.416cm" svg:y1="17.15cm" svg:x2="20.416cm" svg:y2="10.967cm">
            <text:p/>
          </draw:line>
          <draw:line draw:style-name="gr3" draw:text-style-name="P2" draw:layer="layout" svg:x1="20.416cm" svg:y1="10.967cm" svg:x2="30.492cm" svg:y2="10.967cm">
            <text:p/>
          </draw:line>
          <draw:line draw:style-name="gr4" draw:text-style-name="P2" draw:layer="layout" svg:x1="20.706cm" svg:y1="11.27cm" svg:x2="20.706cm" svg:y2="17.453cm">
            <text:p/>
          </draw:line>
          <draw:line draw:style-name="gr4" draw:text-style-name="P2" draw:layer="layout" svg:x1="20.706cm" svg:y1="11.27cm" svg:x2="26.564cm" svg:y2="11.27cm">
            <text:p/>
          </draw:line>
        </draw:g>
        <draw:frame draw:style-name="gr5" draw:text-style-name="P4" draw:layer="layout" svg:width="21.297cm" svg:height="3.435cm" svg:x="14.885cm" svg:y="5.954cm">
          <draw:text-box>
            <text:p text:style-name="P3"><text:span text:style-name="T1">The Current “Spike” Clo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56:04.950228733</meta:creation-date>
    <dc:date>2023-11-02T20:56:22.684698589</dc:date>
    <meta:editing-duration>PT43M56S</meta:editing-duration>
    <meta:editing-cycles>11</meta:editing-cycles>
    <meta:generator>LibreOffice/7.5.6.2$Linux_X86_64 LibreOffice_project/50$Build-2</meta:generator>
    <meta:document-statistic meta:object-count="15"/>
  </office:meta>
</office:document-meta>
</file>